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4.545cm" svg:x2="0.1cm" svg:y2="9.625cm">
          <text:p/>
        </draw:line>
        <draw:frame draw:style-name="gr3" draw:text-style-name="P5" draw:layer="layout" svg:width="5.08cm" svg:height="3.175cm" svg:x="0.1cm" svg:y="6.45cm">
          <draw:text-box>
            <text:p text:style-name="P4"><text:span text:style-name="T2">difference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tersection</text:span></text:p>
            <text:p text:style-name="P4"><text:span text:style-name="T2">makeArray</text:span></text:p>
            <text:p text:style-name="P4"><text:span text:style-name="T2"/></text:p>
          </draw:text-box>
        </draw:frame>
        <draw:line draw:style-name="gr2" draw:text-style-name="P3" draw:layer="layout" svg:x1="10.26cm" svg:y1="9.625cm" svg:x2="0.1cm" svg:y2="9.625cm">
          <text:p/>
        </draw:line>
        <draw:custom-shape draw:style-name="gr1" draw:text-style-name="P2" draw:layer="layout" svg:width="10.16cm" svg:height="0.635cm" svg:x="0.1cm" svg:y="3.275cm">
          <text:p text:style-name="P1"><text:span text:style-name="T1">Ba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0.735cm" svg:x2="5.18cm" svg:y2="1.37cm">
          <text:p/>
        </draw:line>
        <draw:frame draw:style-name="gr4" draw:text-style-name="P5" draw:layer="layout" svg:width="6.35cm" svg:height="0.725cm" svg:x="0.1cm" svg:y="5.09cm">
          <draw:text-box>
            <text:p text:style-name="P4"><text:span text:style-name="T2">of</text:span></text:p>
          </draw:text-box>
        </draw:frame>
        <draw:line draw:style-name="gr2" draw:text-style-name="P3" draw:layer="layout" svg:x1="0.1cm" svg:y1="5.815cm" svg:x2="10.26cm" svg:y2="5.815cm">
          <text:p/>
        </draw:line>
        <draw:frame draw:style-name="gr3" draw:text-style-name="P5" draw:layer="layout" svg:width="5.08cm" svg:height="3.175cm" svg:x="5.18cm" svg:y="6.45cm">
          <draw:text-box>
            <text:p text:style-name="P4"><text:span text:style-name="T2">put, [ ]=</text:span></text:p>
            <text:p text:style-name="P4"><text:span text:style-name="T2">putAll</text:span></text:p>
            <text:p text:style-name="P4"><text:span text:style-name="T2">subset</text:span></text:p>
            <text:p text:style-name="P4"><text:span text:style-name="T2">union</text:span></text:p>
            <text:p text:style-name="P4"><text:span text:style-name="T2">xor</text:span></text:p>
          </draw:text-box>
        </draw:frame>
        <draw:line draw:style-name="gr2" draw:text-style-name="P3" draw:layer="layout" svg:x1="5.18cm" svg:y1="9.625cm" svg:x2="5.18cm" svg:y2="5.815cm">
          <text:p/>
        </draw:line>
        <draw:custom-shape draw:style-name="gr1" draw:text-style-name="P7" draw:layer="layout" svg:width="10.16cm" svg:height="0.635cm" svg:x="0.1cm" svg:y="3.91cm">
          <text:p text:style-name="P6"><text:span text:style-name="T1">+ <text:s/>Set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16cm" svg:height="0.635cm" svg:x="0.1cm" svg:y="1.37cm">
          <text:p text:style-name="P1"><text:span text:style-name="T1">Rela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2.64cm" svg:x2="5.18cm" svg:y2="3.275cm">
          <text:p/>
        </draw:line>
        <draw:custom-shape draw:style-name="gr1" draw:text-style-name="P7" draw:layer="layout" svg:width="10.16cm" svg:height="0.635cm" svg:x="0.1cm" svg:y="2.005cm">
          <text:p text:style-name="P6"><text:span text:style-name="T1">+ <text:s/>Map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6cm" svg:y1="9.625cm" svg:x2="10.26cm" svg:y2="4.5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36cm" fo:page-height="9.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meta:initial-creator>William Ashley</meta:initial-creator>
    <meta:creation-date>2007-06-19T13:48:44</meta:creation-date>
    <dc:date>2013-11-24T18:43:37.25</dc:date>
    <dc:language>en-US</dc:language>
    <meta:editing-cycles>26</meta:editing-cycles>
    <meta:editing-duration>PT2H25M49S</meta:editing-duration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